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ca259" officeooo:paragraph-rsid="001ca259" style:font-style-asian="italic" style:font-style-complex="italic"/>
    </style:style>
    <style:style style:name="P2" style:family="paragraph" style:parent-style-name="Standard">
      <style:text-properties fo:font-style="italic" officeooo:rsid="001ca259" officeooo:paragraph-rsid="001e9d33" style:font-style-asian="italic" style:font-style-complex="italic"/>
    </style:style>
    <style:style style:name="P3" style:family="paragraph" style:parent-style-name="Standard">
      <style:text-properties fo:font-style="italic" officeooo:rsid="001ca259" officeooo:paragraph-rsid="0025aade" style:font-style-asian="italic" style:font-style-complex="italic"/>
    </style:style>
    <style:style style:name="P4" style:family="paragraph" style:parent-style-name="Text_20_body">
      <style:text-properties fo:font-style="italic" officeooo:rsid="001cbd91" officeooo:paragraph-rsid="001cbd91" style:font-style-asian="italic" style:font-style-complex="italic"/>
    </style:style>
    <style:style style:name="P5" style:family="paragraph" style:parent-style-name="Text_20_body">
      <style:text-properties officeooo:rsid="001e9d33" officeooo:paragraph-rsid="001e9d33"/>
    </style:style>
    <style:style style:name="P6" style:family="paragraph" style:parent-style-name="Text_20_body">
      <style:text-properties officeooo:rsid="001f6f26" officeooo:paragraph-rsid="001f6f26"/>
    </style:style>
    <style:style style:name="P7" style:family="paragraph" style:parent-style-name="Text_20_body">
      <style:text-properties officeooo:rsid="0020eeaa" officeooo:paragraph-rsid="0020eeaa"/>
    </style:style>
    <style:style style:name="P8" style:family="paragraph" style:parent-style-name="Text_20_body">
      <style:text-properties officeooo:rsid="00228995" officeooo:paragraph-rsid="00228995"/>
    </style:style>
    <style:style style:name="P9" style:family="paragraph" style:parent-style-name="Text_20_body">
      <style:text-properties officeooo:rsid="00240133" officeooo:paragraph-rsid="00240133"/>
    </style:style>
    <style:style style:name="P10" style:family="paragraph" style:parent-style-name="Text_20_body">
      <style:text-properties officeooo:rsid="0024ddac" officeooo:paragraph-rsid="0024ddac"/>
    </style:style>
    <style:style style:name="P11" style:family="paragraph" style:parent-style-name="Text_20_body">
      <style:text-properties officeooo:rsid="0025aade" officeooo:paragraph-rsid="0025aade"/>
    </style:style>
    <style:style style:name="P12" style:family="paragraph" style:parent-style-name="Text_20_body">
      <style:text-properties officeooo:rsid="0029c910" officeooo:paragraph-rsid="0029c910"/>
    </style:style>
    <style:style style:name="P13" style:family="paragraph" style:parent-style-name="Text_20_body">
      <style:text-properties officeooo:paragraph-rsid="0029c910"/>
    </style:style>
    <style:style style:name="P14" style:family="paragraph" style:parent-style-name="Text_20_body">
      <style:text-properties officeooo:rsid="0029d3e6" officeooo:paragraph-rsid="0029d3e6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Monospac821 BT" officeooo:rsid="001ca259" officeooo:paragraph-rsid="001ca259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officeooo:rsid="001cbd91" officeooo:paragraph-rsid="001cbd91"/>
    </style:style>
    <style:style style:name="T1" style:family="text">
      <style:text-properties officeooo:rsid="001e9d33"/>
    </style:style>
    <style:style style:name="T2" style:family="text">
      <style:text-properties officeooo:rsid="00267540"/>
    </style:style>
    <style:style style:name="T3" style:family="text">
      <style:text-properties officeooo:rsid="0029c910"/>
    </style:style>
    <style:style style:name="T4" style:family="text">
      <style:text-properties fo:font-variant="normal" fo:text-transform="none" fo:color="#111111" style:font-name="Lucida Sans Unicode" fo:font-size="9pt" fo:letter-spacing="normal" fo:font-style="normal" fo:font-weight="normal"/>
    </style:style>
    <style:style style:name="T5" style:family="text">
      <style:text-properties officeooo:rsid="002c38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 – labo HTTP</text:p>
      <text:h text:style-name="Heading_20_1" text:outline-level="1">Etape 1</text:h>
      <text:p text:style-name="P6">Create a docker file and a content folder.</text:p>
      <text:p text:style-name="P6">Put your php/html code inside the content folder</text:p>
      <text:h text:style-name="Heading_20_2" text:outline-level="2">Docker file</text:h>
      <text:p text:style-name="P15">FROM php:5.6-apache</text:p>
      <text:p text:style-name="P15">COPY content/ /var/www/html/</text:p>
      <text:p text:style-name="P15">MAINTAINER Tony Clavien &lt;<text:a xlink:type="simple" xlink:href="mailto:tony.clavien@heig-vd.ch" text:style-name="Internet_20_link" text:visited-style-name="Visited_20_Internet_20_Link">tony.clavien@heig-vd.ch</text:a>&gt;</text:p>
      <text:h text:style-name="Heading_20_2" text:outline-level="2">Inspecter config apache</text:h>
      <text:p text:style-name="P4">Docker exec -it &lt;container_name&gt; /bin/bash</text:p>
      <text:p text:style-name="P16">=&gt; dans /etc/</text:p>
      <text:h text:style-name="Heading_20_2" text:outline-level="2">Execution</text:h>
      <text:p text:style-name="P1">docker build -t res/apache_php .</text:p>
      <text:p text:style-name="P1">Docker run -d -p 9090:80 res/apache_php</text:p>
      <text:h text:style-name="Heading_20_1" text:outline-level="1">Etape 2</text:h>
      <text:p text:style-name="P5">Inside a folder ( i.e. express-image )</text:p>
      <text:p text:style-name="P5">create a docker file and a src folder where you will put your code</text:p>
      <text:h text:style-name="Heading_20_2" text:outline-level="2">Docker file</text:h>
      <text:p text:style-name="P5">FROM node:4.4</text:p>
      <text:p text:style-name="P5">COPY src/ /opt/app</text:p>
      <text:p text:style-name="P5">CMD ["node", "/opt/app/index.js"]</text:p>
      <text:p text:style-name="P5"/>
      <text:p text:style-name="P5">MAINTAINER Tony Clavien &lt;tony.clavien@heig-vd.ch&gt;</text:p>
      <text:h text:style-name="Heading_20_2" text:outline-level="2">Node stuff</text:h>
      <text:p text:style-name="P5">Inside your src folder, to create the package.json files do a </text:p>
      <text:p text:style-name="P5">npm init</text:p>
      <text:p text:style-name="P5">npm install –save chance</text:p>
      <text:p text:style-name="P5">npm install –save express</text:p>
      <text:p text:style-name="P5"><text:soft-page-break/>then create your index.js file and put your node code inside</text:p>
      <text:h text:style-name="Heading_20_2" text:outline-level="2">Execution</text:h>
      <text:p text:style-name="P2">docker build -t res/<text:span text:style-name="T1">express</text:span>_<text:span text:style-name="T1">students</text:span> .</text:p>
      <text:p text:style-name="P2">Docker run -d -p 9090:<text:span text:style-name="T1">300</text:span>0 res/<text:span text:style-name="T1">express</text:span>_ <text:span text:style-name="T1">students</text:span></text:p>
      <text:h text:style-name="Heading_20_1" text:outline-level="1">Etape 3</text:h>
      <text:p text:style-name="P9">Creer un docker file</text:p>
      <text:p text:style-name="P7">Récuperer les adresses ip des 2 container grace à docker inspect &lt;name&gt; | grep -i ipaddress</text:p>
      <text:p text:style-name="P8">Creer l'arborescence conf\sites-available</text:p>
      <text:p text:style-name="P8">Dans sites-available créer 2 fichiers : 000-default.conf et 001-reverse-proxy.conf avec les contenus suivant</text:p>
      <text:h text:style-name="Heading_20_2" text:outline-level="2">Docker file</text:h>
      <text:p text:style-name="P10">FROM php:5.6-apache</text:p>
      <text:p text:style-name="P10">COPY conf/ /etc/apache2</text:p>
      <text:p text:style-name="P10"/>
      <text:p text:style-name="P10">RUN a2enmod proxy proxy_http</text:p>
      <text:p text:style-name="P10">RUN a2ensite 000-* 001-*</text:p>
      <text:p text:style-name="P10"/>
      <text:p text:style-name="P10">MAINTAINER Tony Clavien &lt;tony.clavien@heig-vd.ch&gt;</text:p>
      <text:h text:style-name="Heading_20_2" text:outline-level="2">000-default.conf</text:h>
      <text:p text:style-name="P10">&lt;VirtualHost *:80&gt;</text:p>
      <text:p text:style-name="P10">&lt;/VirtualHost&gt;</text:p>
      <text:h text:style-name="Heading_20_2" text:outline-level="2">001-reverse-proxy.conf</text:h>
      <text:p text:style-name="P10">&lt;VirtualHost *:80&gt;</text:p>
      <text:p text:style-name="P10"><text:tab/>ServerName demo.res.ch</text:p>
      <text:p text:style-name="P10"><text:tab/></text:p>
      <text:p text:style-name="P10"><text:tab/>ProxyPass "/api/students/" "http://172.17.0.3:3000/"</text:p>
      <text:p text:style-name="P10"><text:tab/>ProxyPassReverse "/api/students/" "http://172.17.0.3:3000/"</text:p>
      <text:p text:style-name="P10"><text:tab/>#les ips proviennent des ips vus au début</text:p>
      <text:p text:style-name="P10"><text:tab/>ProxyPass "/" "http://172.17.0.2:80/"</text:p>
      <text:p text:style-name="P10"><text:soft-page-break/><text:tab/>ProxyPassReverse "/" "http://172.17.0.2:80/"</text:p>
      <text:p text:style-name="P10">&lt;/VirtualHost&gt;</text:p>
      <text:h text:style-name="Heading_20_2" text:outline-level="2">Execution</text:h>
      <text:p text:style-name="P11">Lancer les 2 container apache_php et express_students</text:p>
      <text:p text:style-name="P11">puis build notre dockerFile</text:p>
      <text:p text:style-name="P3">docker build -t res/<text:span text:style-name="T2">apache</text:span>_<text:span text:style-name="T2">rp</text:span> .</text:p>
      <text:p text:style-name="P3">Docker run -d -p 9090:<text:span text:style-name="T2">80</text:span> res/<text:span text:style-name="T2">apache_rp</text:span></text:p>
      <text:p text:style-name="P3"/>
      <text:h text:style-name="Heading_20_2" text:outline-level="2">Acces depuis le navigateur</text:h>
      <text:p text:style-name="P13"><text:span text:style-name="T3">Ne pas oublier d'éditer le fichier hosts <text:s/>sous </text:span><text:span text:style-name="T4">C:\Windows\System32\Drivers\etc </text:span> <text:s/><text:span text:style-name="T3">et d'ajouter la ligne </text:span></text:p>
      <text:p text:style-name="P12">192.168.99.100 demo.res.ch</text:p>
      <text:p text:style-name="P14">Puis accès standard via le navigateur <text:span text:style-name="T5">( attention utiliser demo.res.ch:9090 )</text:span></text:p>
      <text:h text:style-name="Heading_20_1" text:outline-level="1">Etape 4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25:18.102000000</meta:creation-date>
    <dc:date>2017-06-07T21:27:04.274000000</dc:date>
    <meta:editing-duration>PT1H46M28S</meta:editing-duration>
    <meta:editing-cycles>18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65" meta:word-count="281" meta:character-count="2078" meta:non-whitespace-character-count="1848"/>
  </office:meta>
</office:document-meta>
</file>